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02">
      <style:graphic-properties draw:fill="none" draw:stroke="solid" svg:stroke-width="0.00694in" svg:stroke-color="#5b9bd5" draw:marker-start="a400" draw:marker-end="a401" svg:stroke-opacity="100%" draw:stroke-linejoin="miter" svg:stroke-linecap="butt"/>
    </style:style>
    <style:style style:family="graphic" style:name="a405">
      <style:graphic-properties draw:fill="none" draw:stroke="solid" svg:stroke-width="0.00694in" svg:stroke-color="#5b9bd5" draw:marker-start="a403" draw:marker-end="a404" svg:stroke-opacity="100%" draw:stroke-linejoin="miter" svg:stroke-linecap="butt"/>
    </style:style>
    <style:style style:family="graphic" style:name="a510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08">
      <style:graphic-properties draw:fill="none" draw:stroke="solid" svg:stroke-width="0.00694in" svg:stroke-color="#5b9bd5" draw:marker-start="a406" draw:marker-end="a407" svg:stroke-opacity="100%" draw:stroke-linejoin="miter" svg:stroke-linecap="butt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512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3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72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75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draw:fill="none" draw:stroke="solid" svg:stroke-width="0.00694in" svg:stroke-color="#5b9bd5" draw:marker-start="a409" draw:marker-end="a410" svg:stroke-opacity="100%" draw:stroke-linejoin="miter" svg:stroke-linecap="butt"/>
    </style:style>
    <style:style style:family="graphic" style:name="a414">
      <style:graphic-properties draw:fill="none" draw:stroke="solid" svg:stroke-width="0.00694in" svg:stroke-color="#5b9bd5" draw:marker-start="a412" draw:marker-end="a413" svg:stroke-opacity="100%" draw:stroke-linejoin="miter" svg:stroke-linecap="butt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21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522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4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6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draw:fill="none" draw:stroke="solid" svg:stroke-width="0.00694in" svg:stroke-color="#5b9bd5" draw:marker-start="a419" draw:marker-end="a420" svg:stroke-opacity="100%" draw:stroke-linejoin="miter" svg:stroke-linecap="butt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draw:fill="none" draw:stroke="solid" svg:stroke-width="0.00694in" svg:stroke-color="#5b9bd5" draw:marker-start="a422" draw:marker-end="a423" svg:stroke-opacity="100%" draw:stroke-linejoin="miter" svg:stroke-linecap="butt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6">
      <style:graphic-properties draw:fill="none" draw:stroke="solid" svg:stroke-width="0.00694in" svg:stroke-color="#5b9bd5" draw:marker-end="a385" svg:stroke-opacity="100%" draw:stroke-linejoin="miter" svg:stroke-linecap="butt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31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28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388">
      <style:graphic-properties draw:fill="none" draw:stroke="solid" svg:stroke-width="0.00694in" svg:stroke-color="#5b9bd5" draw:marker-end="a387" svg:stroke-opacity="100%" draw:stroke-linejoin="miter" svg:stroke-linecap="butt"/>
    </style:style>
    <style:style style:family="graphic" style:name="a429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33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6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538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97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539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98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30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31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draw:fill="none" draw:stroke="solid" svg:stroke-width="0.00694in" svg:stroke-color="#5b9bd5" draw:marker-start="a389" draw:marker-end="a390" svg:stroke-opacity="100%" draw:stroke-linejoin="miter" svg:stroke-linecap="butt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4">
      <style:graphic-properties draw:fill="none" draw:stroke="solid" svg:stroke-width="0.00694in" svg:stroke-color="#5b9bd5" draw:marker-start="a392" draw:marker-end="a393" svg:stroke-opacity="100%" draw:stroke-linejoin="miter" svg:stroke-linecap="butt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396">
      <style:graphic-properties draw:fill="none" draw:stroke="solid" svg:stroke-width="0.00694in" svg:stroke-color="#5b9bd5" draw:marker-end="a395" svg:stroke-opacity="100%" draw:stroke-linejoin="miter" svg:stroke-linecap="butt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399">
      <style:graphic-properties draw:fill="none" draw:stroke="solid" svg:stroke-width="0.00694in" svg:stroke-color="#5b9bd5" draw:marker-start="a397" draw:marker-end="a398" svg:stroke-opacity="100%" draw:stroke-linejoin="miter" svg:stroke-linecap="butt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41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42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5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556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557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558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51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52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53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563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564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565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draw:fill="none" draw:stroke="solid" svg:stroke-width="0.00694in" svg:stroke-color="#5b9bd5" draw:marker-end="a499" svg:stroke-opacity="100%" draw:stroke-linejoin="miter" svg:stroke-linecap="butt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2">
      <style:graphic-properties draw:fill="none" draw:stroke="solid" svg:stroke-width="0.00694in" svg:stroke-color="#5b9bd5" draw:marker-end="a501" svg:stroke-opacity="100%" draw:stroke-linejoin="miter" svg:stroke-linecap="butt"/>
    </style:style>
    <style:style style:family="graphic" style:name="a461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4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575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576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577">
      <style:graphic-properties draw:fill="none" draw:stroke="solid" svg:stroke-width="0.00694in" svg:stroke-color="#5b9bd5" svg:stroke-opacity="100%" draw:stroke-linejoin="miter" svg:stroke-linecap="butt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g draw:name="Groupe 34" draw:id="id63">
          <svg:title/>
          <svg:desc/>
          <draw:g draw:name="Groupe 16" draw:id="id184">
            <svg:title/>
            <svg:desc/>
            <draw:custom-shape svg:x="4.49128in" svg:y="0.71089in" svg:width="1.6784in" svg:height="1.28231in" draw:id="id76" draw:style-name="a573" draw:name="Rectangle 7">
              <svg:title/>
              <svg:desc/>
              <text:p text:style-name="a572" text:class-names="" text:cond-style-name=""><text:span text:style-name="a57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4.49128in" svg:y1="0.89683in" svg:x2="6.16969in" svg:y2="0.90324in" draw:id="id186" draw:style-name="a574" draw:name="Connecteur droit 9">
              <svg:title/>
              <svg:desc/>
            </draw:connector>
            <draw:connector draw:type="line" svg:x1="4.49128in" svg:y1="1.80407in" svg:x2="6.16969in" svg:y2="1.81048in" draw:id="id187" draw:style-name="a575" draw:name="Connecteur droit 10">
              <svg:title/>
              <svg:desc/>
            </draw:connector>
            <draw:connector draw:type="line" svg:x1="4.69146in" svg:y1="0.89683in" svg:x2="4.69782in" svg:y2="1.80407in" draw:id="id188" draw:style-name="a576" draw:name="Connecteur droit 12">
              <svg:title/>
              <svg:desc/>
            </draw:connector>
            <draw:connector draw:type="line" svg:x1="6.00924in" svg:y1="0.90324in" svg:x2="6.0156in" svg:y2="1.81048in" draw:id="id189" draw:style-name="a577" draw:name="Connecteur droit 15">
              <svg:title/>
              <svg:desc/>
            </draw:connector>
          </draw:g>
          <draw:frame draw:id="id185" draw:style-name="a570" draw:name="ZoneTexte 36" svg:x="4.852in" svg:y="0.69346in" svg:width="1.09355in" svg:height="0.50955in">
            <draw:text-box>
              <text:p text:style-name="a569" text:class-names="" text:cond-style-name=""><text:span text:style-name="a566" text:class-names="">Media<text:s text:c="1"/></text:span><text:span text:style-name="a567" text:class-names="">Video</text:span><text:span text:style-name="a568" text:class-names=""/></text:p>
            </draw:text-box>
            <svg:title/>
            <svg:desc/>
          </draw:frame>
        </draw:g>
        <draw:g draw:name="Groupe 58" draw:id="id64">
          <svg:title/>
          <svg:desc/>
          <draw:g draw:name="Groupe 62" draw:id="id171">
            <svg:title/>
            <svg:desc/>
            <draw:g draw:name="Groupe 43" draw:id="id174">
              <svg:title/>
              <svg:desc/>
              <draw:custom-shape svg:x="1.31638in" svg:y="2.08468in" svg:width="2.26693in" svg:height="1.69628in" draw:id="id86" draw:style-name="a561" draw:name="Rectangle 44">
                <svg:title/>
                <svg:desc/>
                <text:p text:style-name="a560" text:class-names="" text:cond-style-name=""><text:span text:style-name="a55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onnector draw:type="line" svg:x1="1.31638in" svg:y1="2.30798in" svg:x2="3.58331in" svg:y2="2.31568in" draw:id="id180" draw:style-name="a562" draw:name="Connecteur droit 45">
                <svg:title/>
                <svg:desc/>
              </draw:connector>
              <draw:connector draw:type="line" svg:x1="1.31638in" svg:y1="3.07664in" svg:x2="3.58331in" svg:y2="3.08596in" draw:id="id181" draw:style-name="a563" draw:name="Connecteur droit 46">
                <svg:title/>
                <svg:desc/>
              </draw:connector>
              <draw:connector draw:type="line" svg:x1="1.59795in" svg:y1="2.30331in" svg:x2="1.59795in" svg:y2="3.07664in" draw:id="id182" draw:style-name="a564" draw:name="Connecteur droit 47">
                <svg:title/>
                <svg:desc/>
              </draw:connector>
              <draw:connector draw:type="line" svg:x1="3.29764in" svg:y1="2.31568in" svg:x2="3.29764in" svg:y2="3.089in" draw:id="id183" draw:style-name="a565" draw:name="Connecteur droit 48">
                <svg:title/>
                <svg:desc/>
              </draw:connector>
            </draw:g>
            <draw:g draw:name="Groupe 55" draw:id="id175">
              <svg:title/>
              <svg:desc/>
              <draw:custom-shape svg:x="1.59795in" svg:y="3.14526in" svg:width="1.69968in" svg:height="0.58247in" draw:id="id90" draw:style-name="a554" draw:name="Rectangle 56">
                <svg:title/>
                <svg:desc/>
                <text:p text:style-name="a553" text:class-names="" text:cond-style-name=""><text:span text:style-name="a55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onnector draw:type="line" svg:x1="1.59795in" svg:y1="3.22973in" svg:x2="3.29764in" svg:y2="3.23264in" draw:id="id176" draw:style-name="a555" draw:name="Connecteur droit 57">
                <svg:title/>
                <svg:desc/>
              </draw:connector>
              <draw:connector draw:type="line" svg:x1="1.59795in" svg:y1="3.64182in" svg:x2="3.29763in" svg:y2="3.64474in" draw:id="id177" draw:style-name="a556" draw:name="Connecteur droit 58">
                <svg:title/>
                <svg:desc/>
              </draw:connector>
              <draw:connector draw:type="line" svg:x1="1.80067in" svg:y1="3.22973in" svg:x2="1.80711in" svg:y2="3.64182in" draw:id="id178" draw:style-name="a557" draw:name="Connecteur droit 59">
                <svg:title/>
                <svg:desc/>
              </draw:connector>
              <draw:connector draw:type="line" svg:x1="3.13516in" svg:y1="3.23264in" svg:x2="3.1416in" svg:y2="3.64474in" draw:id="id179" draw:style-name="a558" draw:name="Connecteur droit 60">
                <svg:title/>
                <svg:desc/>
              </draw:connector>
            </draw:g>
          </draw:g>
          <draw:frame draw:id="id172" draw:style-name="a544" draw:name="ZoneTexte 55" svg:x="1.59795in" svg:y="2.0944in" svg:width="1.73902in" svg:height="0.35809in">
            <draw:text-box>
              <text:p text:style-name="a543" text:class-names="" text:cond-style-name=""><text:span text:style-name="a542" text:class-names=""/></text:p>
            </draw:text-box>
            <svg:title/>
            <svg:desc/>
          </draw:frame>
          <draw:frame draw:id="id75" draw:style-name="a548" draw:name="ZoneTexte 56" svg:x="2.07267in" svg:y="2.07934in" svg:width="1.57365in" svg:height="0.26927in">
            <draw:text-box>
              <text:p text:style-name="a547" text:class-names="" text:cond-style-name=""><text:span text:style-name="a545" text:class-names="">Saison</text:span><text:span text:style-name="a546" text:class-names=""/></text:p>
            </draw:text-box>
            <svg:title/>
            <svg:desc/>
          </draw:frame>
          <draw:frame draw:id="id173" draw:style-name="a551" draw:name="ZoneTexte 57" svg:x="2.17375in" svg:y="3.08264in" svg:width="1.27841in" svg:height="0.20195in">
            <draw:text-box>
              <text:p text:style-name="a550" text:class-names="" text:cond-style-name=""><text:span text:style-name="a549" text:class-names="">Episode</text:span></text:p>
            </draw:text-box>
            <svg:title/>
            <svg:desc/>
          </draw:frame>
        </draw:g>
        <draw:g draw:name="Groupe 42" draw:id="id65">
          <svg:title/>
          <svg:desc/>
          <draw:custom-shape svg:x="7.08643in" svg:y="3.28691in" svg:width="1.94325in" svg:height="1.11848in" draw:id="id166" draw:style-name="a537" draw:name="Rectangle 30">
            <svg:title/>
            <svg:desc/>
            <text:p text:style-name="a536" text:class-names="" text:cond-style-name=""><text:span text:style-name="a53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7.08643in" svg:y1="3.43414in" svg:x2="9.02968in" svg:y2="3.43414in" draw:id="id167" draw:style-name="a538" draw:name="Connecteur droit 32">
            <svg:title/>
            <svg:desc/>
          </draw:connector>
          <draw:connector draw:type="line" svg:x1="7.28753in" svg:y1="3.43414in" svg:x2="7.28566in" svg:y2="4.40846in" draw:id="id168" draw:style-name="a539" draw:name="Connecteur droit 35">
            <svg:title/>
            <svg:desc/>
          </draw:connector>
          <draw:connector draw:type="line" svg:x1="8.86428in" svg:y1="3.43414in" svg:x2="8.86241in" svg:y2="4.40846in" draw:id="id169" draw:style-name="a540" draw:name="Connecteur droit 39">
            <svg:title/>
            <svg:desc/>
          </draw:connector>
          <draw:connector draw:type="line" svg:x1="7.28566in" svg:y1="3.9213in" svg:x2="8.86241in" svg:y2="3.9213in" draw:id="id170" draw:style-name="a541" draw:name="Connecteur droit 41">
            <svg:title/>
            <svg:desc/>
          </draw:connector>
        </draw:g>
        <draw:g draw:name="Groupe 138" draw:id="id66">
          <svg:title/>
          <svg:desc/>
          <draw:g draw:name="Groupe 31" draw:id="id141">
            <svg:title/>
            <svg:desc/>
            <draw:g draw:name="Groupe 16" draw:id="id159">
              <svg:title/>
              <svg:desc/>
              <draw:custom-shape svg:x="10.64971in" svg:y="1.05734in" svg:width="1.16441in" svg:height="1.1291in" draw:id="id161" draw:style-name="a530" draw:name="Rectangle 7">
                <svg:title/>
                <svg:desc/>
                <text:p text:style-name="a529" text:class-names="" text:cond-style-name=""><text:span text:style-name="a52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onnector draw:type="line" svg:x1="10.64971in" svg:y1="1.22106in" svg:x2="11.81411in" svg:y2="1.2267in" draw:id="id162" draw:style-name="a531" draw:name="Connecteur droit 9">
                <svg:title/>
                <svg:desc/>
              </draw:connector>
              <draw:connector draw:type="line" svg:x1="10.64971in" svg:y1="2.0199in" svg:x2="11.81411in" svg:y2="2.02554in" draw:id="id163" draw:style-name="a532" draw:name="Connecteur droit 10">
                <svg:title/>
                <svg:desc/>
              </draw:connector>
              <draw:connector draw:type="line" svg:x1="10.78858in" svg:y1="1.22106in" svg:x2="10.79299in" svg:y2="2.0199in" draw:id="id164" draw:style-name="a533" draw:name="Connecteur droit 12">
                <svg:title/>
                <svg:desc/>
              </draw:connector>
              <draw:connector draw:type="line" svg:x1="11.7028in" svg:y1="1.2267in" svg:x2="11.70721in" svg:y2="2.02554in" draw:id="id165" draw:style-name="a534" draw:name="Connecteur droit 15">
                <svg:title/>
                <svg:desc/>
              </draw:connector>
            </draw:g>
            <draw:frame draw:id="id160" draw:style-name="a527" draw:name="ZoneTexte 21" svg:x="11.01126in" svg:y="1.02703in" svg:width="0.75865in" svg:height="0.22434in">
              <draw:text-box>
                <text:p text:style-name="a526" text:class-names="" text:cond-style-name=""><text:span text:style-name="a524" text:class-names="">Personne</text:span><text:span text:style-name="a525" text:class-names=""/></text:p>
              </draw:text-box>
              <svg:title/>
              <svg:desc/>
            </draw:frame>
          </draw:g>
          <draw:g draw:name="Groupe 32" draw:id="id142">
            <svg:title/>
            <svg:desc/>
            <draw:g draw:name="Groupe 16" draw:id="id153">
              <svg:title/>
              <svg:desc/>
              <draw:custom-shape svg:x="9.50257in" svg:y="3.26682in" svg:width="1.16441in" svg:height="1.1291in" draw:id="id154" draw:style-name="a519" draw:name="Rectangle 7">
                <svg:title/>
                <svg:desc/>
                <text:p text:style-name="a518" text:class-names="" text:cond-style-name=""><text:span text:style-name="a51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onnector draw:type="line" svg:x1="9.50257in" svg:y1="3.43054in" svg:x2="10.66697in" svg:y2="3.43619in" draw:id="id155" draw:style-name="a520" draw:name="Connecteur droit 9">
                <svg:title/>
                <svg:desc/>
              </draw:connector>
              <draw:connector draw:type="line" svg:x1="9.50257in" svg:y1="4.22938in" svg:x2="10.66697in" svg:y2="4.23503in" draw:id="id156" draw:style-name="a521" draw:name="Connecteur droit 10">
                <svg:title/>
                <svg:desc/>
              </draw:connector>
              <draw:connector draw:type="line" svg:x1="9.64145in" svg:y1="3.43054in" svg:x2="9.64585in" svg:y2="4.22938in" draw:id="id157" draw:style-name="a522" draw:name="Connecteur droit 12">
                <svg:title/>
                <svg:desc/>
              </draw:connector>
              <draw:connector draw:type="line" svg:x1="10.55566in" svg:y1="3.43619in" svg:x2="10.56007in" svg:y2="4.23503in" draw:id="id158" draw:style-name="a523" draw:name="Connecteur droit 15">
                <svg:title/>
                <svg:desc/>
              </draw:connector>
            </draw:g>
            <draw:frame draw:id="id92" draw:style-name="a516" draw:name="ZoneTexte 22" svg:x="9.90832in" svg:y="3.23699in" svg:width="0.75865in" svg:height="0.22434in">
              <draw:text-box>
                <text:p text:style-name="a515" text:class-names="" text:cond-style-name=""><text:span text:style-name="a514" text:class-names="">Acteur</text:span></text:p>
              </draw:text-box>
              <svg:title/>
              <svg:desc/>
            </draw:frame>
          </draw:g>
          <draw:g draw:name="Groupe 33" draw:id="id143">
            <svg:title/>
            <svg:desc/>
            <draw:g draw:name="Groupe 16" draw:id="id146">
              <svg:title/>
              <svg:desc/>
              <draw:custom-shape svg:x="11.81411in" svg:y="3.29199in" svg:width="1.16441in" svg:height="1.1291in" draw:id="id148" draw:style-name="a509" draw:name="Rectangle 7">
                <svg:title/>
                <svg:desc/>
                <text:p text:style-name="a508" text:class-names="" text:cond-style-name=""><text:span text:style-name="a50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onnector draw:type="line" svg:x1="11.81411in" svg:y1="3.45571in" svg:x2="12.97852in" svg:y2="3.46135in" draw:id="id149" draw:style-name="a510" draw:name="Connecteur droit 9">
                <svg:title/>
                <svg:desc/>
              </draw:connector>
              <draw:connector draw:type="line" svg:x1="11.81411in" svg:y1="4.25455in" svg:x2="12.97852in" svg:y2="4.26019in" draw:id="id150" draw:style-name="a511" draw:name="Connecteur droit 10">
                <svg:title/>
                <svg:desc/>
              </draw:connector>
              <draw:connector draw:type="line" svg:x1="11.95299in" svg:y1="3.45571in" svg:x2="11.9574in" svg:y2="4.25455in" draw:id="id151" draw:style-name="a512" draw:name="Connecteur droit 12">
                <svg:title/>
                <svg:desc/>
              </draw:connector>
              <draw:connector draw:type="line" svg:x1="12.86721in" svg:y1="3.46135in" svg:x2="12.87162in" svg:y2="4.26019in" draw:id="id152" draw:style-name="a513" draw:name="Connecteur droit 15">
                <svg:title/>
                <svg:desc/>
              </draw:connector>
            </draw:g>
            <draw:frame draw:id="id147" draw:style-name="a506" draw:name="ZoneTexte 23" svg:x="12.10855in" svg:y="3.26215in" svg:width="0.75865in" svg:height="0.22434in">
              <draw:text-box>
                <text:p text:style-name="a505" text:class-names="" text:cond-style-name=""><text:span text:style-name="a503" text:class-names="">Realisateur</text:span><text:span text:style-name="a504" text:class-names=""/></text:p>
              </draw:text-box>
              <svg:title/>
              <svg:desc/>
            </draw:frame>
          </draw:g>
          <draw:connector draw:type="standard" svg:x1="10.66697in" svg:y1="3.34916in" draw:start-shape="id92" draw:start-glue-point="1" svg:x2="10.88737in" svg:y2="2.15335in" draw:id="id144" draw:style-name="a500" draw:name="Connecteur en angle 115">
            <svg:title/>
            <svg:desc/>
          </draw:connector>
          <draw:connector draw:type="standard" svg:x1="11.30804in" svg:y1="3.04561in" svg:x2="12.42927in" svg:y2="2.40688in" draw:id="id145" draw:style-name="a502" draw:transform="translate(-11.86865in -2.72625in) rotate(-4.71239) translate(11.86865in 2.72625in)" draw:name="Connecteur en angle 117">
            <svg:title/>
            <svg:desc/>
          </draw:connector>
        </draw:g>
        <draw:g draw:name="Groupe 128" draw:id="id67">
          <svg:title/>
          <svg:desc/>
          <draw:g draw:name="Groupe 16" draw:id="id134">
            <svg:title/>
            <svg:desc/>
            <draw:custom-shape svg:x="1.31638in" svg:y="5.72396in" svg:width="2.02059in" svg:height="1.57835in" draw:id="id136" draw:style-name="a494" draw:name="Rectangle 7">
              <svg:title/>
              <svg:desc/>
              <text:p text:style-name="a493" text:class-names="" text:cond-style-name=""><text:span text:style-name="a49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1.31638in" svg:y1="5.95282in" svg:x2="3.33697in" svg:y2="5.96071in" draw:id="id137" draw:style-name="a495" draw:name="Connecteur droit 9">
              <svg:title/>
              <svg:desc/>
            </draw:connector>
            <draw:connector draw:type="line" svg:x1="1.31638in" svg:y1="7.06951in" svg:x2="3.33697in" svg:y2="7.0774in" draw:id="id138" draw:style-name="a496" draw:name="Connecteur droit 10">
              <svg:title/>
              <svg:desc/>
            </draw:connector>
            <draw:connector draw:type="line" svg:x1="1.55738in" svg:y1="5.95282in" svg:x2="1.56503in" svg:y2="7.06951in" draw:id="id139" draw:style-name="a497" draw:name="Connecteur droit 12">
              <svg:title/>
              <svg:desc/>
            </draw:connector>
            <draw:connector draw:type="line" svg:x1="3.14382in" svg:y1="5.96071in" svg:x2="3.15147in" svg:y2="7.0774in" draw:id="id140" draw:style-name="a498" draw:name="Connecteur droit 15">
              <svg:title/>
              <svg:desc/>
            </draw:connector>
          </draw:g>
          <draw:frame draw:id="id135" draw:style-name="a491" draw:name="ZoneTexte 121" svg:x="2.09077in" svg:y="5.68749in" svg:width="1.33449in" svg:height="0.26927in">
            <draw:text-box>
              <text:p text:style-name="a490" text:class-names="" text:cond-style-name=""><text:span text:style-name="a488" text:class-names="">Série</text:span><text:span text:style-name="a489" text:class-names=""/></text:p>
            </draw:text-box>
            <svg:title/>
            <svg:desc/>
          </draw:frame>
        </draw:g>
        <draw:g draw:name="Groupe 126" draw:id="id68">
          <svg:title/>
          <svg:desc/>
          <draw:g draw:name="Groupe 16" draw:id="id127">
            <svg:title/>
            <svg:desc/>
            <draw:custom-shape svg:x="4.60774in" svg:y="2.87788in" svg:width="2.0058in" svg:height="1.80618in" draw:id="id129" draw:style-name="a483" draw:name="Rectangle 7">
              <svg:title/>
              <svg:desc/>
              <text:p text:style-name="a482" text:class-names="" text:cond-style-name=""><text:span text:style-name="a48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4.60774in" svg:y1="3.13977in" svg:x2="6.61354in" svg:y2="3.1488in" draw:id="id130" draw:style-name="a484" draw:name="Connecteur droit 9">
              <svg:title/>
              <svg:desc/>
            </draw:connector>
            <draw:connector draw:type="line" svg:x1="4.60774in" svg:y1="4.41765in" svg:x2="6.61354in" svg:y2="4.42668in" draw:id="id131" draw:style-name="a485" draw:name="Connecteur droit 10">
              <svg:title/>
              <svg:desc/>
            </draw:connector>
            <draw:connector draw:type="line" svg:x1="4.84698in" svg:y1="3.13977in" svg:x2="4.85457in" svg:y2="4.41765in" draw:id="id132" draw:style-name="a486" draw:name="Connecteur droit 12">
              <svg:title/>
              <svg:desc/>
            </draw:connector>
            <draw:connector draw:type="line" svg:x1="6.4218in" svg:y1="3.1488in" svg:x2="6.4294in" svg:y2="4.42668in" draw:id="id133" draw:style-name="a487" draw:name="Connecteur droit 15">
              <svg:title/>
              <svg:desc/>
            </draw:connector>
          </draw:g>
          <draw:frame draw:id="id128" draw:style-name="a480" draw:name="ZoneTexte 122" svg:x="5.24564in" svg:y="2.8906in" svg:width="1.27928in" svg:height="0.26927in">
            <draw:text-box>
              <text:p text:style-name="a479" text:class-names="" text:cond-style-name=""><text:span text:style-name="a476" text:class-names="">Jeu<text:s text:c="1"/></text:span><text:span text:style-name="a477" text:class-names="">Video</text:span><text:span text:style-name="a478" text:class-names=""/></text:p>
            </draw:text-box>
            <svg:title/>
            <svg:desc/>
          </draw:frame>
        </draw:g>
        <draw:g draw:name="Groupe 125" draw:id="id69">
          <svg:title/>
          <svg:desc/>
          <draw:g draw:name="Groupe 16" draw:id="id120">
            <svg:title/>
            <svg:desc/>
            <draw:custom-shape svg:x="3.84727in" svg:y="5.40326in" svg:width="1.92327in" svg:height="1.57764in" draw:id="id122" draw:style-name="a471" draw:name="Rectangle 7">
              <svg:title/>
              <svg:desc/>
              <text:p text:style-name="a470" text:class-names="" text:cond-style-name=""><text:span text:style-name="a46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3.84727in" svg:y1="5.63202in" svg:x2="5.77054in" svg:y2="5.63991in" draw:id="id123" draw:style-name="a472" draw:name="Connecteur droit 9">
              <svg:title/>
              <svg:desc/>
            </draw:connector>
            <draw:connector draw:type="line" svg:x1="3.84727in" svg:y1="6.7482in" svg:x2="5.77054in" svg:y2="6.75609in" draw:id="id124" draw:style-name="a473" draw:name="Connecteur droit 10">
              <svg:title/>
              <svg:desc/>
            </draw:connector>
            <draw:connector draw:type="line" svg:x1="4.07666in" svg:y1="5.63202in" svg:x2="4.08394in" svg:y2="6.7482in" draw:id="id125" draw:style-name="a474" draw:name="Connecteur droit 12">
              <svg:title/>
              <svg:desc/>
            </draw:connector>
            <draw:connector draw:type="line" svg:x1="5.5867in" svg:y1="5.6399in" svg:x2="5.59398in" svg:y2="6.75609in" draw:id="id126" draw:style-name="a475" draw:name="Connecteur droit 15">
              <svg:title/>
              <svg:desc/>
            </draw:connector>
          </draw:g>
          <draw:frame draw:id="id121" draw:style-name="a468" draw:name="ZoneTexte 123" svg:x="4.62885in" svg:y="5.37102in" svg:width="0.59679in" svg:height="0.26927in">
            <draw:text-box>
              <text:p text:style-name="a467" text:class-names="" text:cond-style-name=""><text:span text:style-name="a465" text:class-names="">Film</text:span><text:span text:style-name="a466" text:class-names=""/></text:p>
            </draw:text-box>
            <svg:title/>
            <svg:desc/>
          </draw:frame>
        </draw:g>
        <draw:g draw:name="Groupe 127" draw:id="id70">
          <svg:title/>
          <svg:desc/>
          <draw:g draw:name="Groupe 42" draw:id="id113">
            <svg:title/>
            <svg:desc/>
            <draw:custom-shape svg:x="0.13694in" svg:y="4.25867in" svg:width="1.72417in" svg:height="1.11551in" draw:id="id115" draw:style-name="a460" draw:name="Rectangle 30">
              <svg:title/>
              <svg:desc/>
              <text:p text:style-name="a459" text:class-names="" text:cond-style-name=""><text:span text:style-name="a45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0.13694in" svg:y1="4.40552in" svg:x2="1.86111in" svg:y2="4.40552in" draw:id="id116" draw:style-name="a461" draw:name="Connecteur droit 32">
              <svg:title/>
              <svg:desc/>
            </draw:connector>
            <draw:connector draw:type="line" svg:x1="0.31538in" svg:y1="4.40552in" svg:x2="0.31371in" svg:y2="5.37724in" draw:id="id117" draw:style-name="a462" draw:name="Connecteur droit 35">
              <svg:title/>
              <svg:desc/>
            </draw:connector>
            <draw:connector draw:type="line" svg:x1="1.71436in" svg:y1="4.40552in" svg:x2="1.7127in" svg:y2="5.37724in" draw:id="id118" draw:style-name="a463" draw:name="Connecteur droit 39">
              <svg:title/>
              <svg:desc/>
            </draw:connector>
            <draw:connector draw:type="line" svg:x1="0.31371in" svg:y1="4.89138in" svg:x2="1.7127in" svg:y2="4.89138in" draw:id="id119" draw:style-name="a464" draw:name="Connecteur droit 41">
              <svg:title/>
              <svg:desc/>
            </draw:connector>
          </draw:g>
          <draw:frame draw:id="id114" draw:style-name="a457" draw:name="ZoneTexte 124" svg:x="0.60167in" svg:y="4.20089in" svg:width="0.8893in" svg:height="0.26927in">
            <draw:text-box>
              <text:p text:style-name="a456" text:class-names="" text:cond-style-name=""><text:span text:style-name="a454" text:class-names="">SerieSaison</text:span><text:span text:style-name="a455" text:class-names=""/></text:p>
            </draw:text-box>
            <svg:title/>
            <svg:desc/>
          </draw:frame>
        </draw:g>
        <draw:frame draw:id="id71" draw:style-name="a384" draw:name="ZoneTexte 129" svg:x="7.69974in" svg:y="3.21309in" svg:width="1.92155in" svg:height="0.26927in">
          <draw:text-box>
            <text:p text:style-name="a383" text:class-names="" text:cond-style-name=""><text:span text:style-name="a381" text:class-names="">JeuActeur</text:span><text:span text:style-name="a382" text:class-names=""/></text:p>
          </draw:text-box>
          <svg:title/>
          <svg:desc/>
        </draw:frame>
        <draw:g draw:name="Groupe 132" draw:id="id72">
          <svg:title/>
          <svg:desc/>
          <draw:g draw:name="Groupe 42" draw:id="id106">
            <svg:title/>
            <svg:desc/>
            <draw:custom-shape svg:x="8.07404in" svg:y="5.74761in" svg:width="1.87719in" svg:height="1.13387in" draw:id="id108" draw:style-name="a449" draw:name="Rectangle 30">
              <svg:title/>
              <svg:desc/>
              <text:p text:style-name="a448" text:class-names="" text:cond-style-name=""><text:span text:style-name="a44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8.07404in" svg:y1="5.89688in" svg:x2="9.95123in" svg:y2="5.89688in" draw:id="id109" draw:style-name="a450" draw:name="Connecteur droit 32">
              <svg:title/>
              <svg:desc/>
            </draw:connector>
            <draw:connector draw:type="line" svg:x1="8.2683in" svg:y1="5.89688in" svg:x2="8.26649in" svg:y2="6.8846in" draw:id="id110" draw:style-name="a451" draw:name="Connecteur droit 35">
              <svg:title/>
              <svg:desc/>
            </draw:connector>
            <draw:connector draw:type="line" svg:x1="9.79145in" svg:y1="5.89688in" svg:x2="9.78965in" svg:y2="6.8846in" draw:id="id111" draw:style-name="a452" draw:name="Connecteur droit 39">
              <svg:title/>
              <svg:desc/>
            </draw:connector>
            <draw:connector draw:type="line" svg:x1="8.26649in" svg:y1="6.39074in" svg:x2="9.78964in" svg:y2="6.39074in" draw:id="id112" draw:style-name="a453" draw:name="Connecteur droit 41">
              <svg:title/>
              <svg:desc/>
            </draw:connector>
          </draw:g>
          <draw:frame draw:id="id107" draw:style-name="a446" draw:name="ZoneTexte 130" svg:x="8.58108in" svg:y="5.68749in" svg:width="0.99773in" svg:height="0.26927in">
            <draw:text-box>
              <text:p text:style-name="a445" text:class-names="" text:cond-style-name=""><text:span text:style-name="a443" text:class-names="">FilmActeur</text:span><text:span text:style-name="a444" text:class-names=""/></text:p>
            </draw:text-box>
            <svg:title/>
            <svg:desc/>
          </draw:frame>
        </draw:g>
        <draw:g draw:name="Groupe 133" draw:id="id73">
          <svg:title/>
          <svg:desc/>
          <draw:g draw:name="Groupe 42" draw:id="id99">
            <svg:title/>
            <svg:desc/>
            <draw:custom-shape svg:x="10.82312in" svg:y="6.25247in" svg:width="2.0334in" svg:height="1.03788in" draw:id="id101" draw:style-name="a438" draw:name="Rectangle 30">
              <svg:title/>
              <svg:desc/>
              <text:p text:style-name="a437" text:class-names="" text:cond-style-name=""><text:span text:style-name="a43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10.82312in" svg:y1="6.38909in" svg:x2="12.85652in" svg:y2="6.38909in" draw:id="id102" draw:style-name="a439" draw:name="Connecteur droit 32">
              <svg:title/>
              <svg:desc/>
            </draw:connector>
            <draw:connector draw:type="line" svg:x1="11.03355in" svg:y1="6.38909in" svg:x2="11.03159in" svg:y2="7.2932in" draw:id="id103" draw:style-name="a440" draw:name="Connecteur droit 35">
              <svg:title/>
              <svg:desc/>
            </draw:connector>
            <draw:connector draw:type="line" svg:x1="12.68344in" svg:y1="6.38909in" svg:x2="12.68149in" svg:y2="7.2932in" draw:id="id104" draw:style-name="a441" draw:name="Connecteur droit 39">
              <svg:title/>
              <svg:desc/>
            </draw:connector>
            <draw:connector draw:type="line" svg:x1="11.03159in" svg:y1="6.84115in" svg:x2="12.68149in" svg:y2="6.84115in" draw:id="id105" draw:style-name="a442" draw:name="Connecteur droit 41">
              <svg:title/>
              <svg:desc/>
            </draw:connector>
          </draw:g>
          <draw:frame draw:id="id100" draw:style-name="a435" draw:name="ZoneTexte 131" svg:x="11.60867in" svg:y="6.17746in" svg:width="1.27689in" svg:height="0.26927in">
            <draw:text-box>
              <text:p text:style-name="a434" text:class-names="" text:cond-style-name=""><text:span text:style-name="a432" text:class-names="">FilmReal</text:span><text:span text:style-name="a433" text:class-names=""/></text:p>
            </draw:text-box>
            <svg:title/>
            <svg:desc/>
          </draw:frame>
        </draw:g>
        <draw:connector draw:type="standard" svg:x1="4.67849in" svg:y1="2.49489in" svg:x2="5.56316in" svg:y2="2.37619in" draw:id="id74" draw:style-name="a386" draw:transform="translate(-5.12083in -2.43554in) rotate(-4.71239) translate(5.12083in 2.43554in)" draw:name="Connecteur en angle 156">
          <svg:title/>
          <svg:desc/>
        </draw:connector>
        <draw:connector draw:type="standard" svg:x1="4.03904in" svg:y1="2.53159in" draw:start-shape="id75" draw:start-glue-point="0" svg:x2="3.31174in" svg:y2="0.89981in" draw:end-shape="id76" draw:end-glue-point="3" draw:id="id77" draw:style-name="a388" draw:transform="translate(-3.67539in -1.7157in) rotate(-1.5708) translate(3.67539in 1.7157in)" draw:name="Connecteur en angle 158">
          <svg:title/>
          <svg:desc/>
        </draw:connector>
        <draw:connector draw:type="line" svg:x1="7.28566in" svg:y1="3.58138in" svg:x2="6.61354in" svg:y2="3.57813in" draw:id="id78" draw:style-name="a391" draw:name="Connecteur droit 160">
          <svg:title/>
          <svg:desc/>
        </draw:connector>
        <draw:connector draw:type="line" svg:x1="8.86241in" svg:y1="4.10764in" svg:x2="9.50976in" svg:y2="4.11458in" draw:id="id79" draw:style-name="a394" draw:name="Connecteur droit 165">
          <svg:title/>
          <svg:desc/>
        </draw:connector>
        <draw:connector draw:type="standard" svg:x1="6.10906in" svg:y1="3.81136in" svg:x2="2.67507in" svg:y2="3.56042in" draw:id="id80" draw:style-name="a396" draw:transform="translate(-4.39207in -3.68589in) rotate(-1.5708) translate(4.39207in 3.68589in)" draw:name="Connecteur en angle 171">
          <svg:title/>
          <svg:desc/>
        </draw:connector>
        <draw:connector draw:type="line" svg:x1="8.26649in" svg:y1="6.04614in" svg:x2="5.77054in" svg:y2="6.04614in" draw:id="id81" draw:style-name="a399" draw:name="Connecteur droit 177">
          <svg:title/>
          <svg:desc/>
        </draw:connector>
        <draw:connector draw:type="standard" svg:x1="11.19199in" svg:y1="5.79737in" svg:x2="8.96292in" svg:y2="5.22356in" draw:id="id82" draw:style-name="a402" draw:transform="translate(-10.07745in -5.51046in) rotate(-1.5708) translate(10.07745in 5.51046in)" draw:name="Connecteur en angle 181">
          <svg:title/>
          <svg:desc/>
        </draw:connector>
        <draw:connector draw:type="standard" svg:x1="5.7415in" svg:y1="6.51905in" svg:x2="11.04356in" svg:y2="7.0774in" draw:id="id83" draw:style-name="a405" draw:transform="translate(-8.39253in -6.79823in) rotate(-3.14159) translate(8.39253in 6.79823in)" draw:name="Connecteur en angle 186">
          <svg:title/>
          <svg:desc/>
        </draw:connector>
        <draw:connector draw:type="standard" svg:x1="13.86956in" svg:y1="5.59553in" svg:x2="11.58725in" svg:y2="5.52173in" draw:id="id84" draw:style-name="a408" draw:transform="translate(-12.7284in -5.55863in) rotate(-1.5708) translate(12.7284in 5.55863in)" draw:name="Connecteur en angle 192">
          <svg:title/>
          <svg:desc/>
        </draw:connector>
        <draw:connector draw:type="standard" svg:x1="2.21128in" svg:y1="5.24904in" svg:x2="1.49743in" svg:y2="5.53235in" draw:id="id85" draw:style-name="a411" draw:transform="translate(-1.85435in -5.39069in) rotate(-4.71239) translate(1.85435in 5.39069in)" draw:name="Connecteur en angle 196">
          <svg:title/>
          <svg:desc/>
        </draw:connector>
        <draw:connector draw:type="standard" svg:x1="1.60095in" svg:y1="4.21839in" svg:x2="0.03081in" svg:y2="3.21739in" draw:end-shape="id86" draw:end-glue-point="3" draw:id="id87" draw:style-name="a414" draw:transform="translate(-0.81588in -3.71789in) rotate(-1.5708) translate(0.81588in 3.71789in)" draw:name="Connecteur en angle 203">
          <svg:title/>
          <svg:desc/>
        </draw:connector>
        <draw:g draw:name="Groupe 42" draw:id="id88">
          <svg:title/>
          <svg:desc/>
          <draw:custom-shape svg:x="8.00521in" svg:y="1.2698in" svg:width="1.65499in" svg:height="0.93487in" draw:id="id94" draw:style-name="a427" draw:name="Rectangle 30">
            <svg:title/>
            <svg:desc/>
            <text:p text:style-name="a426" text:class-names="" text:cond-style-name=""><text:span text:style-name="a42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8.00521in" svg:y1="1.39286in" svg:x2="9.6602in" svg:y2="1.39286in" draw:id="id95" draw:style-name="a428" draw:name="Connecteur droit 32">
            <svg:title/>
            <svg:desc/>
          </draw:connector>
          <draw:connector draw:type="line" svg:x1="8.17648in" svg:y1="1.39286in" svg:x2="8.17489in" svg:y2="2.20724in" draw:id="id96" draw:style-name="a429" draw:name="Connecteur droit 35">
            <svg:title/>
            <svg:desc/>
          </draw:connector>
          <draw:connector draw:type="line" svg:x1="9.51934in" svg:y1="1.39286in" svg:x2="9.51774in" svg:y2="2.20724in" draw:id="id97" draw:style-name="a430" draw:name="Connecteur droit 39">
            <svg:title/>
            <svg:desc/>
          </draw:connector>
          <draw:connector draw:type="line" svg:x1="8.17489in" svg:y1="1.80005in" svg:x2="9.51774in" svg:y2="1.80005in" draw:id="id98" draw:style-name="a431" draw:name="Connecteur droit 41">
            <svg:title/>
            <svg:desc/>
          </draw:connector>
        </draw:g>
        <draw:frame draw:id="id89" draw:style-name="a418" draw:name="ZoneTexte 222" svg:x="8.28236in" svg:y="1.19255in" svg:width="1.92155in" svg:height="0.26927in">
          <draw:text-box>
            <text:p text:style-name="a417" text:class-names="" text:cond-style-name=""><text:span text:style-name="a415" text:class-names="">EpisodeActeur</text:span><text:span text:style-name="a416" text:class-names=""/></text:p>
          </draw:text-box>
          <svg:title/>
          <svg:desc/>
        </draw:frame>
        <draw:connector draw:type="standard" svg:x1="3.29764in" svg:y1="3.4365in" svg:x2="8.17048in" svg:y2="2.09993in" draw:end-shape="id90" draw:end-glue-point="1" draw:id="id91" draw:style-name="a421" draw:transform="translate(-5.73406in -2.76821in) rotate(-3.14159) translate(5.73406in 2.76821in)" draw:name="Connecteur en angle 223">
          <svg:title/>
          <svg:desc/>
        </draw:connector>
        <draw:connector draw:type="standard" svg:x1="10.65553in" svg:y1="2.09122in" svg:x2="9.14187in" svg:y2="2.8691in" draw:end-shape="id92" draw:end-glue-point="0" draw:id="id93" draw:style-name="a424" draw:transform="translate(-9.8987in -2.48016in) rotate(-4.71239) translate(9.8987in 2.48016in)" draw:name="Connecteur en angle 231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385" svg:viewBox="0 0 20 30" svg:d="m10 0-10 30h20z"/>
    <draw:marker draw:name="a387" svg:viewBox="0 0 20 30" svg:d="m10 0-10 30h20z"/>
    <draw:marker draw:name="a419" svg:viewBox="0 0 20 30" svg:d="m10 0-10 30h20z"/>
    <draw:marker draw:name="a400" svg:viewBox="0 0 20 30" svg:d="m10 0-10 30h20z"/>
    <draw:marker draw:name="a401" svg:viewBox="0 0 20 30" svg:d="m10 0-10 30h20z"/>
    <draw:marker draw:name="a389" svg:viewBox="0 0 20 30" svg:d="m10 0-10 30h20z"/>
    <draw:marker draw:name="a403" svg:viewBox="0 0 20 30" svg:d="m10 0-10 30h20z"/>
    <draw:marker draw:name="a404" svg:viewBox="0 0 20 30" svg:d="m10 0-10 30h20z"/>
    <draw:marker draw:name="a499" svg:viewBox="0 0 20 30" svg:d="m10 0-10 30h20z"/>
    <draw:marker draw:name="a406" svg:viewBox="0 0 20 30" svg:d="m10 0-10 30h20z"/>
    <draw:marker draw:name="a407" svg:viewBox="0 0 20 30" svg:d="m10 0-10 30h20z"/>
    <draw:marker draw:name="a409" svg:viewBox="0 0 20 30" svg:d="m10 0-10 30h20z"/>
    <draw:marker draw:name="a501" svg:viewBox="0 0 20 30" svg:d="m10 0-10 30h20z"/>
    <draw:marker draw:name="a420" svg:viewBox="0 0 20 30" svg:d="m10 0-10 30h20z"/>
    <draw:marker draw:name="a390" svg:viewBox="0 0 20 30" svg:d="m10 0-10 30h20z"/>
    <draw:marker draw:name="a422" svg:viewBox="0 0 20 30" svg:d="m10 0-10 30h20z"/>
    <draw:marker draw:name="a423" svg:viewBox="0 0 20 30" svg:d="m10 0-10 30h20z"/>
    <draw:marker draw:name="a392" svg:viewBox="0 0 20 30" svg:d="m10 0-10 30h20z"/>
    <draw:marker draw:name="a393" svg:viewBox="0 0 20 30" svg:d="m10 0-10 30h20z"/>
    <draw:marker draw:name="a395" svg:viewBox="0 0 20 30" svg:d="m10 0-10 30h20z"/>
    <draw:marker draw:name="a397" svg:viewBox="0 0 20 30" svg:d="m10 0-10 30h20z"/>
    <draw:marker draw:name="a398" svg:viewBox="0 0 20 30" svg:d="m10 0-10 30h20z"/>
    <draw:marker draw:name="a410" svg:viewBox="0 0 20 30" svg:d="m10 0-10 30h20z"/>
    <draw:marker draw:name="a412" svg:viewBox="0 0 20 30" svg:d="m10 0-10 30h20z"/>
    <draw:marker draw:name="a41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ez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z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z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z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z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z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z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z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z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z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ez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ez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Yann</meta:initial-creator>
    <dc:creator>Yann</dc:creator>
    <meta:creation-date>2017-04-11T05:33:16Z</meta:creation-date>
    <dc:date>2017-04-11T06:15:44Z</dc:date>
    <meta:editing-cycles>4</meta:editing-cycles>
    <meta:editing-duration>PT2548S</meta:editing-duration>
    <meta:document-statistic meta:paragraph-count="14" meta:word-count="16"/>
  </office:meta>
</office:document-meta>
</file>